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Calibri" fo:font-size="11pt" fo:language="ru" fo:country="RU" officeooo:rsid="000653ad" officeooo:paragraph-rsid="000653ad" style:font-size-asian="9.60000038146973pt" style:font-size-complex="11pt"/>
    </style:style>
    <style:style style:name="P2" style:family="paragraph" style:parent-style-name="Standard" style:list-style-name="L1">
      <style:paragraph-properties style:writing-mode="lr-tb"/>
      <style:text-properties style:font-name="Calibri" fo:font-size="11pt" fo:language="ru" fo:country="RU" officeooo:rsid="000653ad" officeooo:paragraph-rsid="000653ad" style:font-size-asian="9.60000038146973pt" style:font-size-complex="11pt"/>
    </style:style>
    <style:style style:name="P3" style:family="paragraph" style:parent-style-name="Standard">
      <style:paragraph-properties style:writing-mode="lr-tb"/>
      <style:text-properties style:font-name="Calibri" fo:font-size="11pt" fo:language="ru" fo:country="RU" officeooo:rsid="000653ad" officeooo:paragraph-rsid="0009fa1d" style:font-size-asian="9.60000038146973pt" style:font-size-complex="11pt"/>
    </style:style>
    <style:style style:name="P4" style:family="paragraph" style:parent-style-name="Standard">
      <style:paragraph-properties style:writing-mode="lr-tb"/>
      <style:text-properties style:font-name="Calibri" fo:font-size="11pt" fo:language="ru" fo:country="RU" officeooo:rsid="000818e9" officeooo:paragraph-rsid="000818e9" style:font-size-asian="9.60000038146973pt" style:font-size-complex="11pt"/>
    </style:style>
    <style:style style:name="P5" style:family="paragraph" style:parent-style-name="Standard">
      <style:paragraph-properties style:writing-mode="lr-tb"/>
      <style:text-properties style:font-name="Calibri" fo:font-size="11pt" fo:language="ru" fo:country="RU" officeooo:rsid="0009fa1d" officeooo:paragraph-rsid="0009fa1d" style:font-size-asian="9.60000038146973pt" style:font-size-complex="11pt"/>
    </style:style>
    <style:style style:name="P6" style:family="paragraph" style:parent-style-name="Standard">
      <style:paragraph-properties style:writing-mode="lr-tb"/>
      <style:text-properties style:font-name="Calibri" fo:font-size="11pt" fo:language="ru" fo:country="RU" officeooo:rsid="000b2397" officeooo:paragraph-rsid="000b2397" style:font-size-asian="9.60000038146973pt" style:font-size-complex="11pt"/>
    </style:style>
    <style:style style:name="P7" style:family="paragraph" style:parent-style-name="Standard">
      <style:paragraph-properties style:writing-mode="lr-tb"/>
      <style:text-properties style:font-name="Calibri" fo:font-size="11pt" fo:language="ru" fo:country="RU" officeooo:rsid="000b79ab" officeooo:paragraph-rsid="000b79ab" style:font-size-asian="9.60000038146973pt" style:font-size-complex="11pt"/>
    </style:style>
    <style:style style:name="P8" style:family="paragraph" style:parent-style-name="Standard">
      <style:paragraph-properties style:writing-mode="lr-tb"/>
      <style:text-properties style:font-name="Calibri" fo:font-size="11pt" fo:language="ru" fo:country="RU" fo:font-weight="bold" officeooo:rsid="00051f3a" officeooo:paragraph-rsid="00051f3a" style:font-size-asian="9.60000038146973pt" style:font-weight-asian="bold" style:font-size-complex="11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818e9"/>
    </style:style>
    <style:style style:name="T3" style:family="text">
      <style:text-properties fo:language="en" fo:country="US" officeooo:rsid="0009fa1d"/>
    </style:style>
    <style:style style:name="T4" style:family="text">
      <style:text-properties officeooo:rsid="000818e9"/>
    </style:style>
    <style:style style:name="T5" style:family="text">
      <style:text-properties officeooo:rsid="0009fa1d"/>
    </style:style>
    <style:style style:name="T6" style:family="text">
      <style:text-properties officeooo:rsid="000b79ab"/>
    </style:style>
    <style:style style:name="T7" style:family="text">
      <style:text-properties fo:color="#ff0000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Вопрос 2</text:p>
      <text:p text:style-name="P8">МКТ идеального газа. Давление идеального газа. Вывод основного уравнения <text:s/>молекулярно-кинетической теории идеального газа. </text:p>
      <text:p text:style-name="P1"><text:span text:style-name="T7">Идеальный газ с точки зрения МКТ</text:span> — физическая модель, включающая в себя:</text:p>
      <text:list xml:id="list438589152" text:style-name="L1">
        <text:list-item>
          <text:p text:style-name="P2">молекулы газа — материальные точки</text:p>
        </text:list-item>
        <text:list-item>
          <text:p text:style-name="P2">молекулы хаотично и непрерывно двигаются, причем между столкновениями скорости не меняются</text:p>
        </text:list-item>
        <text:list-item>
          <text:p text:style-name="P2">столкновения носят упругий характер без потерь механической энергии</text:p>
        </text:list-item>
        <text:list-item>
          <text:p text:style-name="P2">силы взаимодействия между молекулами проявляются лишь при столкновении</text:p>
        </text:list-item>
      </text:list>
      <text:p text:style-name="P1">Движение молекул такого газа подчиняется законам Ньютона.</text:p>
      <text:p text:style-name="P3">Рассмотрим <text:span text:style-name="T5">газ в закрытом сосуде и одну молекулу в нем</text:span> до и после столкновения со стенкой. </text:p>
      <text:p text:style-name="P3"><text:span text:style-name="T5">(</text:span><text:span text:style-name="T5"><draw:frame draw:style-name="fr1" draw:name="Объект3" text:anchor-type="as-char" svg:y="-0.377cm" svg:width="0.647cm" svg:height="0.53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5">— масса одной молекулы,</text:span><text:span text:style-name="T5"><draw:frame draw:style-name="fr1" draw:name="Объект4" text:anchor-type="as-char" svg:y="-0.377cm" svg:width="0.434cm" svg:height="0.467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3">– </text:span><text:span text:style-name="T5">ее скорость.)</text:span></text:p>
      <text:p text:style-name="P1"><draw:frame draw:style-name="fr1" draw:name="Объект1" text:anchor-type="as-char" svg:y="-0.377cm" svg:width="7.879cm" svg:height="0.531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">(</text:span><text:span text:style-name="T4">т. к. удар упругий, а стенка перпендикулярна вектору скорости)</text:span></text:p>
      <text:p text:style-name="P4">Тогда <draw:frame draw:style-name="fr1" draw:name="Объект2" text:anchor-type="as-char" svg:y="-0.377cm" svg:width="2.612cm" svg:height="0.531cm" draw:z-index="1"><draw:object xlink:href="./Object 2" xlink:type="simple" xlink:show="embed" xlink:actuate="onLoad"/><draw:image xlink:href="./ObjectReplacements/Object 2" xlink:type="simple" xlink:show="embed" xlink:actuate="onLoad"/></draw:frame>, проекция силы, с которой стенка действует на молекулу<draw:frame draw:style-name="fr1" draw:name="Объект5" text:anchor-type="as-char" svg:y="-0.683cm" svg:width="3.577cm" svg:height="1.062cm" draw:z-index="2"><draw:object xlink:href="./Object 5" xlink:type="simple" xlink:show="embed" xlink:actuate="onLoad"/><draw:image xlink:href="./ObjectReplacements/Object 5" xlink:type="simple" xlink:show="embed" xlink:actuate="onLoad"/><svg:desc>формула</svg:desc></draw:frame>(<text:span text:style-name="T1">II </text:span>закон Ньютона в импульсной форме). По <text:span text:style-name="T1">III </text:span>закону Ньютона <draw:frame draw:style-name="fr1" draw:name="Объект6" text:anchor-type="as-char" svg:y="-0.377cm" svg:width="1.887cm" svg:height="0.531cm" draw:z-index="3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3">- </text:span><text:span text:style-name="T5">сила действия молекулы на стенку.</text:span></text:p>
      <text:p text:style-name="P5">Давление одной молекулы на стенку<draw:frame draw:style-name="fr1" draw:name="Объект7" text:anchor-type="as-char" svg:y="-0.683cm" svg:width="3.221cm" svg:height="1.062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6">Рассмотрим цилиндр с площадью основания<draw:frame draw:style-name="fr1" draw:name="Объект9" text:anchor-type="as-char" svg:y="-0.377cm" svg:width="0.443cm" svg:height="0.467cm" draw:z-index="8"><draw:object xlink:href="./Object 9" xlink:type="simple" xlink:show="embed" xlink:actuate="onLoad"/><draw:image xlink:href="./ObjectReplacements/Object 9" xlink:type="simple" xlink:show="embed" xlink:actuate="onLoad"/></draw:frame><text:span text:style-name="T1">, </text:span>длинной<draw:frame draw:style-name="fr1" draw:name="Объект8" text:anchor-type="as-char" svg:y="-0.377cm" svg:width="0.33cm" svg:height="0.467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1">, </text:span>содержащий<text:span text:style-name="T1"><draw:frame draw:style-name="fr1" draw:name="Объект10" text:anchor-type="as-char" svg:y="-0.377cm" svg:width="0.547cm" svg:height="0.467cm" draw:z-index="9"><draw:object xlink:href="./Object 10" xlink:type="simple" xlink:show="embed" xlink:actuate="onLoad"/><draw:image xlink:href="./ObjectReplacements/Object 10" xlink:type="simple" xlink:show="embed" xlink:actuate="onLoad"/></draw:frame></text:span>молекул вещества. </text:p>
      <text:p text:style-name="P6"><text:span text:style-name="T1">i-</text:span>ая молекула движется со скоростью<draw:frame draw:style-name="fr1" draw:name="Объект11" text:anchor-type="as-char" svg:y="-0.377cm" svg:width="0.499cm" svg:height="0.531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. Усредним скорость всех молекул: <draw:frame draw:style-name="fr1" draw:name="Объект12" text:anchor-type="as-char" svg:y="-0.841cm" svg:width="2.852cm" svg:height="1.221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.</text:p>
      <text:p text:style-name="P6">Теперь за время<draw:frame draw:style-name="fr1" draw:name="Объект13" text:anchor-type="as-char" svg:y="-0.377cm" svg:width="0.58cm" svg:height="0.467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каждая молекула проходит<draw:frame draw:style-name="fr1" draw:name="Объект14" text:anchor-type="as-char" svg:y="-0.377cm" svg:width="1.423cm" svg:height="0.467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, <text:span text:style-name="T1"><draw:frame draw:style-name="fr1" draw:name="Объект15" text:anchor-type="as-char" svg:y="-0.377cm" svg:width="4.247cm" svg:height="0.467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">.</text:span></text:p>
      <text:p text:style-name="P6">Но из этого числа молекул<draw:frame draw:style-name="fr1" draw:name="Объект16" text:anchor-type="as-char" svg:y="-0.328cm" svg:width="0.323cm" svg:height="0.415cm" draw:z-index="15"><draw:object xlink:href="./Object 16" xlink:type="simple" xlink:show="embed" xlink:actuate="onLoad"/><draw:image xlink:href="./ObjectReplacements/Object 16" xlink:type="simple" xlink:show="embed" xlink:actuate="onLoad"/></draw:frame>движется к стенке и<draw:frame draw:style-name="fr1" draw:name="Объект17" text:anchor-type="as-char" svg:y="-0.328cm" svg:width="0.325cm" svg:height="0.415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 <text:span text:style-name="T6">по оси Ох. Следовательно, давление всех молекул на стенку равно </text:span><text:s/><draw:frame draw:style-name="fr1" draw:name="Объект18" text:anchor-type="as-char" svg:y="-0.743cm" svg:width="6.821cm" svg:height="1.122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7"><text:span text:style-name="T7">Основное уравнение МКТ</text:span> <draw:frame draw:style-name="fr1" draw:name="Объект19" text:anchor-type="as-char" svg:y="-0.619cm" svg:width="2.387cm" svg:height="0.998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7">Можно записать основное уравнение МКТ в виде<draw:frame draw:style-name="fr1" draw:name="Объект20" text:anchor-type="as-char" svg:y="-0.619cm" svg:width="1.977cm" svg:height="0.998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82cm" fo:margin-bottom="0.385cm" fo:margin-left="0.397cm" fo:margin-right="0.41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6:04:15.397000000</meta:creation-date>
    <dc:date>2017-10-31T17:04:55.531000000</dc:date>
    <meta:editing-duration>PT12M31S</meta:editing-duration>
    <meta:editing-cycles>3</meta:editing-cycles>
    <meta:generator>LibreOffice/5.3.4.2$Windows_X86_64 LibreOffice_project/f82d347ccc0be322489bf7da61d7e4ad13fe2ff3</meta:generator>
    <meta:document-statistic meta:table-count="0" meta:image-count="0" meta:object-count="20" meta:page-count="1" meta:paragraph-count="19" meta:word-count="181" meta:character-count="1279" meta:non-whitespace-character-count="1112"/>
  </office:meta>
</office:document-meta>
</file>

<file path=Object 1/content.xml><?xml version="1.0" encoding="utf-8"?>
<math xmlns="http://www.w3.org/1998/Math/MathML" display="block">
  <semantics>
    <mrow>
      <mrow>
        <mover accent="true">
          <msub>
            <mi>p</mi>
            <mi>o</mi>
          </msub>
          <mo stretchy="false">⃗</mo>
        </mover>
        <mo stretchy="false">=</mo>
        <msub>
          <mi>m</mi>
          <mn>0</mn>
        </msub>
      </mrow>
      <mover accent="true">
        <msub>
          <mi>v</mi>
          <mn>0</mn>
        </msub>
        <mo stretchy="false">⃗</mo>
      </mover>
      <mspace width="2em"/>
      <mi>,</mi>
      <mspace width="2em"/>
      <mrow>
        <mover accent="true">
          <mi>p</mi>
          <mo stretchy="false">⃗</mo>
        </mover>
        <mo stretchy="false">=</mo>
        <msub>
          <mi>m</mi>
          <mn>0</mn>
        </msub>
      </mrow>
      <mover accent="true">
        <mi>v</mi>
        <mo stretchy="false">⃗</mo>
      </mover>
      <mspace width="2em"/>
      <mo stretchy="false">⇒</mo>
      <mspace width="2em"/>
      <mstyle mathsize="8pt">
        <mi>Δ</mi>
      </mstyle>
      <mrow>
        <mover accent="true">
          <mi>p</mi>
          <mo stretchy="false">⃗</mo>
        </mover>
        <mo stretchy="false">=</mo>
        <mrow>
          <mover accent="true">
            <mi>p</mi>
            <mo stretchy="false">⃗</mo>
          </mover>
          <mo stretchy="false">−</mo>
          <mover accent="true">
            <msub>
              <mi>p</mi>
              <mn>0</mn>
            </msub>
            <mo stretchy="false">⃗</mo>
          </mover>
        </mrow>
        <mo stretchy="false">=</mo>
        <mrow>
          <mrow>
            <mo stretchy="false">−</mo>
            <mn>2</mn>
          </mrow>
          <mo stretchy="false">⋅</mo>
          <mover accent="true">
            <msub>
              <mi>p</mi>
              <mn>0</mn>
            </msub>
            <mo stretchy="false">⃗</mo>
          </mover>
        </mrow>
      </mrow>
    </mrow>
    <annotation encoding="StarMath 5.0">vec p_o =m_0 vec v_0~,~vec p = m_0 vec v ~  drarrow  ~ size 8{%iDELTA} vec p = vec p - vec p_0 = -2 cdot vec p_0</annotation>
  </semantics>
</math>
</file>

<file path=Object 10/content.xml><?xml version="1.0" encoding="utf-8"?>
<math xmlns="http://www.w3.org/1998/Math/MathML" display="block">
  <semantics>
    <mi>N</mi>
    <annotation encoding="StarMath 5.0"> N </annotation>
  </semantics>
</math>
</file>

<file path=Object 11/content.xml><?xml version="1.0" encoding="utf-8"?>
<math xmlns="http://www.w3.org/1998/Math/MathML" display="block">
  <semantics>
    <msub>
      <mi>v</mi>
      <mi>i</mi>
    </msub>
    <annotation encoding="StarMath 5.0">v_i</annotation>
  </semantics>
</math>
</file>

<file path=Object 12/content.xml><?xml version="1.0" encoding="utf-8"?>
<math xmlns="http://www.w3.org/1998/Math/MathML" display="block">
  <semantics>
    <mrow>
      <mover accent="true">
        <mi>v</mi>
        <mo>¯</mo>
      </mover>
      <mo stretchy="false">=</mo>
      <msub>
        <mi>v</mi>
        <mi mathvariant="italic">ср</mi>
      </msub>
      <mo stretchy="false">=</mo>
      <msqrt>
        <mfrac>
          <mrow>
            <mo stretchy="false">∑</mo>
            <msubsup>
              <mi>v</mi>
              <mi>i</mi>
              <mn>2</mn>
            </msubsup>
          </mrow>
          <mi>N</mi>
        </mfrac>
      </msqrt>
    </mrow>
    <annotation encoding="StarMath 5.0">overline { v } = v_ср = sqrt{{sum v_i ^2 } over N}  </annotation>
  </semantics>
</math>
</file>

<file path=Object 13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 %DELTA }t </annotation>
  </semantics>
</math>
</file>

<file path=Object 14/content.xml><?xml version="1.0" encoding="utf-8"?>
<math xmlns="http://www.w3.org/1998/Math/MathML" display="block">
  <semantics>
    <mrow>
      <mrow>
        <mi>l</mi>
        <mo stretchy="false">=</mo>
        <mrow>
          <mover accent="true">
            <mi>v</mi>
            <mo>¯</mo>
          </mover>
          <mo stretchy="false">⋅</mo>
          <mstyle mathsize="8pt">
            <mi mathvariant="normal">Δ</mi>
          </mstyle>
        </mrow>
      </mrow>
      <mi>t</mi>
    </mrow>
    <annotation encoding="StarMath 5.0">l = overline v cdot size 8{ %DELTA }t</annotation>
  </semantics>
</math>
</file>

<file path=Object 15/content.xml><?xml version="1.0" encoding="utf-8"?>
<math xmlns="http://www.w3.org/1998/Math/MathML" display="block">
  <semantics>
    <mrow>
      <mrow>
        <mi>N</mi>
        <mo stretchy="false">=</mo>
        <mi>n</mi>
      </mrow>
      <mrow>
        <mi>V</mi>
        <mo stretchy="false">=</mo>
        <mi>n</mi>
      </mrow>
      <mi>S</mi>
      <mrow>
        <mi>V</mi>
        <mo stretchy="false">=</mo>
        <mi>n</mi>
      </mrow>
      <mi>S</mi>
      <mover accent="true">
        <mi>v</mi>
        <mo>¯</mo>
      </mover>
      <mstyle mathsize="8pt">
        <mi mathvariant="normal">Δ</mi>
      </mstyle>
      <mi>t</mi>
    </mrow>
    <annotation encoding="StarMath 5.0"> N = n V = n S V = n S overline{v} size 8{ %DELTA }t</annotation>
  </semantics>
</math>
</file>

<file path=Object 16/content.xml><?xml version="1.0" encoding="utf-8"?>
<math xmlns="http://www.w3.org/1998/Math/MathML" display="block">
  <semantics>
    <mstyle mathsize="5pt">
      <mfrac>
        <mn>1</mn>
        <mn>2</mn>
      </mfrac>
    </mstyle>
    <annotation encoding="StarMath 5.0">size 5{ 1 over 2 }</annotation>
  </semantics>
</math>
</file>

<file path=Object 17/content.xml><?xml version="1.0" encoding="utf-8"?>
<math xmlns="http://www.w3.org/1998/Math/MathML" display="block">
  <semantics>
    <mstyle mathsize="5pt">
      <mfrac>
        <mn>1</mn>
        <mn>3</mn>
      </mfrac>
    </mstyle>
    <annotation encoding="StarMath 5.0">size 5{ 1 over 3 }</annotation>
  </semantics>
</math>
</file>

<file path=Object 18/content.xml><?xml version="1.0" encoding="utf-8"?>
<math xmlns="http://www.w3.org/1998/Math/MathML" display="block">
  <semantics>
    <mrow>
      <mrow>
        <msub>
          <mi>P</mi>
          <mi mathvariant="normal">Σ</mi>
        </msub>
        <mo stretchy="false">=</mo>
        <mfrac>
          <msub>
            <mi>F</mi>
            <mi mathvariant="normal">Σ</mi>
          </msub>
          <mi>S</mi>
        </mfrac>
        <mo stretchy="false">=</mo>
        <mfrac>
          <mrow>
            <mi>F</mi>
            <mo stretchy="false">⋅</mo>
            <msup>
              <mi>N</mi>
              <mi>'</mi>
            </msup>
          </mrow>
          <mi>S</mi>
        </mfrac>
        <mo stretchy="false">=</mo>
        <mfrac>
          <mrow>
            <mn>2</mn>
            <msub>
              <mi>m</mi>
              <mn>0</mn>
            </msub>
            <msup>
              <mover accent="true">
                <mi>v</mi>
                <mo>¯</mo>
              </mover>
              <mn>2</mn>
            </msup>
            <mi>n</mi>
            <mi>S</mi>
          </mrow>
          <mrow>
            <mn>6</mn>
            <mi>S</mi>
            <mstyle mathsize="8pt">
              <mi mathvariant="normal">Δ</mi>
            </mstyle>
            <mi>t</mi>
          </mrow>
        </mfrac>
        <mo stretchy="false">=</mo>
        <mrow>
          <mfrac>
            <mn>1</mn>
            <mn>3</mn>
          </mfrac>
          <mo stretchy="false">⋅</mo>
          <mi>n</mi>
        </mrow>
      </mrow>
      <msub>
        <mi>m</mi>
        <mn>0</mn>
      </msub>
      <msup>
        <mover accent="true">
          <mi>v</mi>
          <mo>¯</mo>
        </mover>
        <mn>2</mn>
      </msup>
    </mrow>
    <annotation encoding="StarMath 5.0">P_%SIGMA = F_ %SIGMA over S = { F cdot N^' }over S = { 2 m_0 {overline v }^2 n S }over {6  S size 8{%DELTA }t} = 1 over 3 cdot n m_0 {overline v }^2</annotation>
  </semantics>
</math>
</file>

<file path=Object 19/content.xml><?xml version="1.0" encoding="utf-8"?>
<math xmlns="http://www.w3.org/1998/Math/MathML" display="block">
  <semantics>
    <mrow>
      <mrow>
        <mi>P</mi>
        <mo stretchy="false">=</mo>
        <mrow>
          <mfrac>
            <mn>1</mn>
            <mn>3</mn>
          </mfrac>
          <mo stretchy="false">⋅</mo>
          <mi>n</mi>
        </mrow>
      </mrow>
      <msub>
        <mi>m</mi>
        <mn>0</mn>
      </msub>
      <msup>
        <mover accent="true">
          <mi>v</mi>
          <mo>¯</mo>
        </mover>
        <mn>2</mn>
      </msup>
    </mrow>
    <annotation encoding="StarMath 5.0">P = 1 over 3 cdot n m_0 {overline v }^2</annotation>
  </semantics>
</math>
</file>

<file path=Object 2/content.xml><?xml version="1.0" encoding="utf-8"?>
<math xmlns="http://www.w3.org/1998/Math/MathML" display="block">
  <semantics>
    <mrow>
      <mstyle mathsize="8pt">
        <mi mathvariant="normal">Δ</mi>
      </mstyle>
      <mrow>
        <msub>
          <mi>p</mi>
          <mi>x</mi>
        </msub>
        <mo stretchy="false">=</mo>
        <mrow>
          <mo stretchy="false">−</mo>
          <mn>2</mn>
        </mrow>
      </mrow>
      <msub>
        <mi>m</mi>
        <mn>0</mn>
      </msub>
      <msub>
        <mi>v</mi>
        <mi>x</mi>
      </msub>
    </mrow>
    <annotation encoding="StarMath 5.0">size 8{%DELTA}p_x = -2 m_0 v_x </annotation>
  </semantics>
</math>
</file>

<file path=Object 20/content.xml><?xml version="1.0" encoding="utf-8"?>
<math xmlns="http://www.w3.org/1998/Math/MathML" display="block">
  <semantics>
    <mrow>
      <mrow>
        <mi>P</mi>
        <mo stretchy="false">=</mo>
        <mrow>
          <mfrac>
            <mn>2</mn>
            <mn>3</mn>
          </mfrac>
          <mo stretchy="false">⋅</mo>
          <mi>n</mi>
        </mrow>
      </mrow>
      <mover accent="true">
        <msub>
          <mi>E</mi>
          <mi>k</mi>
        </msub>
        <mo>¯</mo>
      </mover>
    </mrow>
    <annotation encoding="StarMath 5.0">P = 2 over 3 cdot n overline{ E_k }</annotation>
  </semantics>
</math>
</file>

<file path=Object 3/content.xml><?xml version="1.0" encoding="utf-8"?>
<math xmlns="http://www.w3.org/1998/Math/MathML" display="block">
  <semantics>
    <msub>
      <mi>m</mi>
      <mn>0</mn>
    </msub>
    <annotation encoding="StarMath 5.0"> m_0 </annotation>
  </semantics>
</math>
</file>

<file path=Object 4/content.xml><?xml version="1.0" encoding="utf-8"?>
<math xmlns="http://www.w3.org/1998/Math/MathML" display="block">
  <semantics>
    <mover accent="true">
      <mi>v</mi>
      <mo stretchy="false">⃗</mo>
    </mover>
    <annotation encoding="StarMath 5.0"> vec v </annotation>
  </semantics>
</math>
</file>

<file path=Object 5/content.xml><?xml version="1.0" encoding="utf-8"?>
<math xmlns="http://www.w3.org/1998/Math/MathML" display="block">
  <semantics>
    <mrow>
      <msub>
        <mi>F</mi>
        <mi>x</mi>
      </msub>
      <mo stretchy="false">=</mo>
      <mfrac>
        <mrow>
          <mstyle mathsize="8pt">
            <mi mathvariant="normal">Δ</mi>
          </mstyle>
          <msub>
            <mi>p</mi>
            <mi>x</mi>
          </msub>
        </mrow>
        <mrow>
          <mstyle mathsize="8pt">
            <mi mathvariant="normal">Δ</mi>
          </mstyle>
          <mi>t</mi>
        </mrow>
      </mfrac>
      <mo stretchy="false">=</mo>
      <mfrac>
        <mrow>
          <mrow>
            <mo stretchy="false">−</mo>
            <mn>2</mn>
          </mrow>
          <msub>
            <mi>m</mi>
            <mn>0</mn>
          </msub>
          <msub>
            <mi>v</mi>
            <mi>x</mi>
          </msub>
        </mrow>
        <mrow>
          <mstyle mathsize="8pt">
            <mi mathvariant="normal">Δ</mi>
          </mstyle>
          <mi>t</mi>
        </mrow>
      </mfrac>
    </mrow>
    <annotation encoding="StarMath 5.0">F_x = { size 8{%DELTA }p_x } over {size 8{%DELTA }t} = { -2 m_0 v_x } over {size 8{%DELTA }t}</annotation>
  </semantics>
</math>
</file>

<file path=Object 6/content.xml><?xml version="1.0" encoding="utf-8"?>
<math xmlns="http://www.w3.org/1998/Math/MathML" display="block">
  <semantics>
    <mrow>
      <msub>
        <mi>F</mi>
        <mrow>
          <mspace width="0.5em"/>
          <mo stretchy="false">⊥</mo>
          <mspace width="0.5em"/>
        </mrow>
      </msub>
      <mo stretchy="false">=</mo>
      <mrow>
        <mo stretchy="false">−</mo>
        <msub>
          <mi>F</mi>
          <mi>x</mi>
        </msub>
      </mrow>
    </mrow>
    <annotation encoding="StarMath 5.0">F _{ `ortho `} = - F_x
</annotation>
  </semantics>
</math>
</file>

<file path=Object 7/content.xml><?xml version="1.0" encoding="utf-8"?>
<math xmlns="http://www.w3.org/1998/Math/MathML" display="block">
  <semantics>
    <mrow>
      <msub>
        <mi>P</mi>
        <mn>0</mn>
      </msub>
      <munder>
        <mo stretchy="false">=</mo>
        <mi mathvariant="italic">det</mi>
      </munder>
      <mfrac>
        <msub>
          <mi>F</mi>
          <mrow>
            <mspace width="0.5em"/>
            <mo stretchy="false">⊥</mo>
            <mspace width="0.5em"/>
          </mrow>
        </msub>
        <mi>S</mi>
      </mfrac>
      <mo stretchy="false">=</mo>
      <mfrac>
        <mrow>
          <mn>2</mn>
          <msub>
            <mi>m</mi>
            <mn>0</mn>
          </msub>
          <msub>
            <mi>v</mi>
            <mi>x</mi>
          </msub>
        </mrow>
        <mrow>
          <mstyle mathsize="8pt">
            <mi mathvariant="normal">Δ</mi>
          </mstyle>
          <mi>t</mi>
          <mi>S</mi>
        </mrow>
      </mfrac>
    </mrow>
    <annotation encoding="StarMath 5.0">P_0 =  csub{det}  F_{ `  ortho ` } over S = { 2 m_0 v_x }over{ size 8{%DELTA }t S }</annotation>
  </semantics>
</math>
</file>

<file path=Object 8/content.xml><?xml version="1.0" encoding="utf-8"?>
<math xmlns="http://www.w3.org/1998/Math/MathML" display="block">
  <semantics>
    <mi>l</mi>
    <annotation encoding="StarMath 5.0"> l</annotation>
  </semantics>
</math>
</file>

<file path=Object 9/content.xml><?xml version="1.0" encoding="utf-8"?>
<math xmlns="http://www.w3.org/1998/Math/MathML" display="block">
  <semantics>
    <mi>S</mi>
    <annotation encoding="StarMath 5.0"> S</annotation>
  </semantics>
</math>
</file>